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  <style:font-face style:name="serif" svg:font-family="serif"/>
  </office:font-face-decls>
  <office:automatic-styles>
    <style:style style:name="P1" style:family="paragraph" style:parent-style-name="Standard">
      <style:text-properties officeooo:rsid="00159aa3" officeooo:paragraph-rsid="00159aa3"/>
    </style:style>
    <style:style style:name="P2" style:family="paragraph" style:parent-style-name="Standard">
      <style:text-properties officeooo:rsid="00160df5" officeooo:paragraph-rsid="00160df5"/>
    </style:style>
    <style:style style:name="P3" style:family="paragraph" style:parent-style-name="Standard">
      <style:text-properties officeooo:rsid="00175ba4" officeooo:paragraph-rsid="00175ba4"/>
    </style:style>
    <style:style style:name="P4" style:family="paragraph" style:parent-style-name="Standard">
      <style:text-properties officeooo:rsid="00175ed3" officeooo:paragraph-rsid="00175ed3"/>
    </style:style>
    <style:style style:name="P5" style:family="paragraph" style:parent-style-name="Standard">
      <style:text-properties officeooo:rsid="001a4cfd" officeooo:paragraph-rsid="001a4cfd"/>
    </style:style>
    <style:style style:name="P6" style:family="paragraph" style:parent-style-name="Standard">
      <style:text-properties officeooo:rsid="001acae4" officeooo:paragraph-rsid="001acae4"/>
    </style:style>
    <style:style style:name="P7" style:family="paragraph" style:parent-style-name="Standard">
      <style:text-properties officeooo:rsid="001af4bc" officeooo:paragraph-rsid="001af4bc"/>
    </style:style>
    <style:style style:name="P8" style:family="paragraph" style:parent-style-name="Standard">
      <style:text-properties officeooo:rsid="001bf8ab" officeooo:paragraph-rsid="001bf8ab"/>
    </style:style>
    <style:style style:name="P9" style:family="paragraph" style:parent-style-name="Standard">
      <style:text-properties officeooo:rsid="001d0825" officeooo:paragraph-rsid="001d0825"/>
    </style:style>
    <style:style style:name="P10" style:family="paragraph" style:parent-style-name="Standard">
      <style:text-properties officeooo:rsid="001e7bbf" officeooo:paragraph-rsid="001e7bbf"/>
    </style:style>
    <style:style style:name="P11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12" style:family="paragraph" style:parent-style-name="Standard">
      <style:text-properties fo:color="#cccccc" loext:opacity="100%" style:font-name="Droid Sans Mono" fo:font-size="10.5pt" fo:font-weight="normal" officeooo:rsid="001d0825" officeooo:paragraph-rsid="001d0825" fo:background-color="#1f1f1f"/>
    </style:style>
    <style:style style:name="P13" style:family="paragraph" style:parent-style-name="Standard">
      <style:text-properties fo:color="#cccccc" loext:opacity="100%" style:font-name="Droid Sans Mono" fo:font-size="10.5pt" fo:font-weight="normal" officeooo:rsid="00220d4f" officeooo:paragraph-rsid="00220d4f" fo:background-color="#1f1f1f"/>
    </style:style>
    <style:style style:name="P14" style:family="paragraph" style:parent-style-name="Standard">
      <style:text-properties fo:color="#cccccc" loext:opacity="100%" style:font-name="Droid Sans Mono" fo:font-size="10.5pt" fo:font-weight="normal" officeooo:rsid="00353249" officeooo:paragraph-rsid="00353249" fo:background-color="#1f1f1f"/>
    </style:style>
    <style:style style:name="P15" style:family="paragraph" style:parent-style-name="Standard">
      <style:text-properties officeooo:paragraph-rsid="001d0825"/>
    </style:style>
    <style:style style:name="P16" style:family="paragraph" style:parent-style-name="Standard">
      <style:text-properties fo:color="#dcdcaa" loext:opacity="100%" style:font-name="Droid Sans Mono" fo:font-size="10.5pt" fo:font-weight="normal" officeooo:rsid="001d0825" officeooo:paragraph-rsid="001d0825" fo:background-color="#1f1f1f"/>
    </style:style>
    <style:style style:name="P17" style:family="paragraph" style:parent-style-name="Standard">
      <style:text-properties fo:color="#dcdcaa" loext:opacity="100%" style:font-name="Droid Sans Mono" fo:font-size="10.5pt" fo:font-weight="normal" officeooo:rsid="00220d4f" officeooo:paragraph-rsid="00220d4f" fo:background-color="#1f1f1f"/>
    </style:style>
    <style:style style:name="P18" style:family="paragraph" style:parent-style-name="Standard">
      <style:text-properties officeooo:rsid="002519c0" officeooo:paragraph-rsid="002519c0"/>
    </style:style>
    <style:style style:name="P19" style:family="paragraph" style:parent-style-name="Standard">
      <style:text-properties officeooo:rsid="002573bd" officeooo:paragraph-rsid="002573bd"/>
    </style:style>
    <style:style style:name="P20" style:family="paragraph" style:parent-style-name="Standard">
      <style:text-properties officeooo:rsid="0028c2e2" officeooo:paragraph-rsid="0028c2e2"/>
    </style:style>
    <style:style style:name="P21" style:family="paragraph" style:parent-style-name="Standard">
      <style:text-properties officeooo:rsid="0029c6b0" officeooo:paragraph-rsid="0029c6b0"/>
    </style:style>
    <style:style style:name="P22" style:family="paragraph" style:parent-style-name="Standard">
      <style:text-properties officeooo:rsid="002b8e13" officeooo:paragraph-rsid="002b8e13"/>
    </style:style>
    <style:style style:name="P23" style:family="paragraph" style:parent-style-name="Standard">
      <style:text-properties officeooo:rsid="002c8602" officeooo:paragraph-rsid="002c8602"/>
    </style:style>
    <style:style style:name="P24" style:family="paragraph" style:parent-style-name="Standard">
      <style:text-properties officeooo:rsid="002e7e57" officeooo:paragraph-rsid="002e7e57"/>
    </style:style>
    <style:style style:name="P25" style:family="paragraph" style:parent-style-name="Standard">
      <style:text-properties officeooo:rsid="002fa377" officeooo:paragraph-rsid="002fa377"/>
    </style:style>
    <style:style style:name="P26" style:family="paragraph" style:parent-style-name="Standard">
      <style:text-properties officeooo:rsid="00308c5c" officeooo:paragraph-rsid="00308c5c"/>
    </style:style>
    <style:style style:name="P27" style:family="paragraph" style:parent-style-name="Standard">
      <style:text-properties officeooo:rsid="00324364" officeooo:paragraph-rsid="00324364"/>
    </style:style>
    <style:style style:name="P28" style:family="paragraph" style:parent-style-name="Standard">
      <style:text-properties officeooo:rsid="00337d8d" officeooo:paragraph-rsid="00337d8d"/>
    </style:style>
    <style:style style:name="P29" style:family="paragraph" style:parent-style-name="Standard">
      <style:text-properties officeooo:rsid="00353249" officeooo:paragraph-rsid="00353249"/>
    </style:style>
    <style:style style:name="P30" style:family="paragraph" style:parent-style-name="Standard">
      <style:text-properties officeooo:rsid="00373932" officeooo:paragraph-rsid="00373932"/>
    </style:style>
    <style:style style:name="P31" style:family="paragraph" style:parent-style-name="Standard">
      <style:text-properties officeooo:rsid="00382b80" officeooo:paragraph-rsid="00382b80"/>
    </style:style>
    <style:style style:name="P32" style:family="paragraph" style:parent-style-name="Standard">
      <style:text-properties officeooo:rsid="003905a0" officeooo:paragraph-rsid="003905a0"/>
    </style:style>
    <style:style style:name="P33" style:family="paragraph" style:parent-style-name="Standard">
      <style:text-properties officeooo:rsid="003948b1" officeooo:paragraph-rsid="003948b1"/>
    </style:style>
    <style:style style:name="P34" style:family="paragraph" style:parent-style-name="Standard">
      <style:text-properties officeooo:rsid="003a8232" officeooo:paragraph-rsid="003a8232"/>
    </style:style>
    <style:style style:name="P35" style:family="paragraph" style:parent-style-name="Standard">
      <style:text-properties officeooo:rsid="003a8232" officeooo:paragraph-rsid="003e9148"/>
    </style:style>
    <style:style style:name="P36" style:family="paragraph" style:parent-style-name="Standard">
      <style:text-properties officeooo:rsid="003c7458" officeooo:paragraph-rsid="003c7458"/>
    </style:style>
    <style:style style:name="P37" style:family="paragraph" style:parent-style-name="Standard">
      <style:text-properties officeooo:rsid="003d7b09" officeooo:paragraph-rsid="003d7b09"/>
    </style:style>
    <style:style style:name="P38" style:family="paragraph" style:parent-style-name="Standard">
      <style:text-properties officeooo:rsid="003e9148" officeooo:paragraph-rsid="003e9148"/>
    </style:style>
    <style:style style:name="P39" style:family="paragraph" style:parent-style-name="Standard">
      <style:text-properties officeooo:rsid="0042b0c2" officeooo:paragraph-rsid="0042b0c2"/>
    </style:style>
    <style:style style:name="P40" style:family="paragraph" style:parent-style-name="Standard">
      <style:text-properties fo:font-size="12pt" officeooo:rsid="003a8232" officeooo:paragraph-rsid="003a8232" style:font-size-asian="12pt" style:font-size-complex="12pt"/>
    </style:style>
    <style:style style:name="P41" style:family="paragraph" style:parent-style-name="Standard">
      <style:text-properties fo:font-size="12pt" officeooo:rsid="0045ac25" officeooo:paragraph-rsid="0045ac25" style:font-size-asian="12pt" style:font-size-complex="12pt"/>
    </style:style>
    <style:style style:name="P42" style:family="paragraph" style:parent-style-name="Standard">
      <style:text-properties fo:font-size="12pt" officeooo:rsid="0047f54e" officeooo:paragraph-rsid="0047f54e" style:font-size-asian="12pt" style:font-size-complex="12pt"/>
    </style:style>
    <style:style style:name="P43" style:family="paragraph" style:parent-style-name="Standard">
      <style:text-properties fo:font-size="12pt" officeooo:rsid="004a80b3" officeooo:paragraph-rsid="004a80b3" style:font-size-asian="12pt" style:font-size-complex="12pt"/>
    </style:style>
    <style:style style:name="P44" style:family="paragraph" style:parent-style-name="Standard">
      <style:text-properties fo:font-size="12pt" officeooo:rsid="004a9d99" officeooo:paragraph-rsid="004a9d99" style:font-size-asian="12pt" style:font-size-complex="12pt"/>
    </style:style>
    <style:style style:name="P45" style:family="paragraph" style:parent-style-name="Standard">
      <style:text-properties fo:font-size="12pt" officeooo:rsid="004bb578" officeooo:paragraph-rsid="004bb578" style:font-size-asian="12pt" style:font-size-complex="12pt"/>
    </style:style>
    <style:style style:name="P46" style:family="paragraph" style:parent-style-name="Standard">
      <style:text-properties fo:font-size="12pt" officeooo:rsid="004c4a10" officeooo:paragraph-rsid="004c4a10" style:font-size-asian="12pt" style:font-size-complex="12pt"/>
    </style:style>
    <style:style style:name="P47" style:family="paragraph" style:parent-style-name="Standard">
      <style:text-properties fo:font-size="12pt" fo:font-style="normal" officeooo:rsid="004c4a10" officeooo:paragraph-rsid="004c4a10" style:font-size-asian="12pt" style:font-style-asian="normal" style:font-size-complex="12pt" style:font-style-complex="normal"/>
    </style:style>
    <style:style style:name="P48" style:family="paragraph" style:parent-style-name="Standard">
      <style:text-properties fo:font-size="12pt" fo:font-style="normal" officeooo:rsid="004f4ea4" officeooo:paragraph-rsid="004f4ea4" style:font-size-asian="12pt" style:font-style-asian="normal" style:font-size-complex="12pt" style:font-style-complex="normal"/>
    </style:style>
    <style:style style:name="P49" style:family="paragraph" style:parent-style-name="Standard">
      <style:text-properties fo:font-size="12pt" fo:font-style="normal" officeooo:rsid="004f4ea4" officeooo:paragraph-rsid="0055c63a" style:font-size-asian="12pt" style:font-style-asian="normal" style:font-size-complex="12pt" style:font-style-complex="normal"/>
    </style:style>
    <style:style style:name="P50" style:family="paragraph" style:parent-style-name="Standard">
      <style:text-properties fo:font-size="12pt" fo:font-style="normal" officeooo:rsid="0052819d" officeooo:paragraph-rsid="0052819d" style:font-size-asian="12pt" style:font-style-asian="normal" style:font-size-complex="12pt" style:font-style-complex="normal"/>
    </style:style>
    <style:style style:name="P51" style:family="paragraph" style:parent-style-name="Standard">
      <style:text-properties fo:font-size="12pt" fo:font-style="normal" officeooo:rsid="0055c63a" officeooo:paragraph-rsid="0055c63a" style:font-size-asian="12pt" style:font-style-asian="normal" style:font-size-complex="12pt" style:font-style-complex="normal"/>
    </style:style>
    <style:style style:name="P52" style:family="paragraph" style:parent-style-name="Standard">
      <style:text-properties fo:font-size="12pt" fo:font-style="normal" officeooo:rsid="00563241" officeooo:paragraph-rsid="00563241" style:font-size-asian="12pt" style:font-style-asian="normal" style:font-size-complex="12pt" style:font-style-complex="normal"/>
    </style:style>
    <style:style style:name="P53" style:family="paragraph" style:parent-style-name="Standard">
      <style:text-properties fo:font-size="12pt" fo:font-style="normal" officeooo:rsid="00563241" officeooo:paragraph-rsid="00580a04" style:font-size-asian="12pt" style:font-style-asian="normal" style:font-size-complex="12pt" style:font-style-complex="normal"/>
    </style:style>
    <style:style style:name="P54" style:family="paragraph" style:parent-style-name="Standard">
      <style:text-properties fo:font-size="12pt" fo:font-style="normal" officeooo:rsid="00568ddf" officeooo:paragraph-rsid="00568ddf" style:font-size-asian="12pt" style:font-style-asian="normal" style:font-size-complex="12pt" style:font-style-complex="normal"/>
    </style:style>
    <style:style style:name="P55" style:family="paragraph" style:parent-style-name="Standard">
      <style:text-properties fo:font-size="12pt" fo:font-style="normal" officeooo:rsid="00580a04" officeooo:paragraph-rsid="00580a04" style:font-size-asian="12pt" style:font-style-asian="normal" style:font-size-complex="12pt" style:font-style-complex="normal"/>
    </style:style>
    <style:style style:name="P56" style:family="paragraph" style:parent-style-name="Standard">
      <style:text-properties fo:font-size="12pt" fo:font-style="normal" officeooo:rsid="0059f6b7" officeooo:paragraph-rsid="0059f6b7" style:font-size-asian="12pt" style:font-style-asian="normal" style:font-size-complex="12pt" style:font-style-complex="normal"/>
    </style:style>
    <style:style style:name="P57" style:family="paragraph" style:parent-style-name="Standard">
      <style:text-properties fo:font-size="12pt" fo:font-style="normal" officeooo:rsid="005a517b" officeooo:paragraph-rsid="005a517b" style:font-size-asian="12pt" style:font-style-asian="normal" style:font-size-complex="12pt" style:font-style-complex="normal"/>
    </style:style>
    <style:style style:name="P58" style:family="paragraph" style:parent-style-name="Standard">
      <style:text-properties fo:font-size="12pt" fo:font-style="normal" officeooo:rsid="005e3947" officeooo:paragraph-rsid="005e3947" style:font-size-asian="12pt" style:font-style-asian="normal" style:font-size-complex="12pt" style:font-style-complex="normal"/>
    </style:style>
    <style:style style:name="P59" style:family="paragraph" style:parent-style-name="Standard">
      <style:text-properties officeooo:rsid="0047a67f" officeooo:paragraph-rsid="0047a67f"/>
    </style:style>
    <style:style style:name="P60" style:family="paragraph" style:parent-style-name="Standard">
      <style:text-properties officeooo:rsid="0047f54e" officeooo:paragraph-rsid="0047f54e"/>
    </style:style>
    <style:style style:name="P61" style:family="paragraph" style:parent-style-name="Standard">
      <style:text-properties style:font-name="Liberation Serif" fo:font-size="12pt" fo:font-style="normal" officeooo:rsid="005a517b" officeooo:paragraph-rsid="005adaeb" style:font-size-asian="12pt" style:font-style-asian="normal" style:font-size-complex="12pt" style:font-style-complex="normal"/>
    </style:style>
    <style:style style:name="P62" style:family="paragraph" style:parent-style-name="Standard">
      <style:text-properties style:font-name="Liberation Serif" fo:font-size="12pt" fo:font-style="normal" officeooo:rsid="005adaeb" officeooo:paragraph-rsid="005adaeb" style:font-size-asian="12pt" style:font-style-asian="normal" style:font-size-complex="12pt" style:font-style-complex="normal"/>
    </style:style>
    <style:style style:name="P63" style:family="paragraph" style:parent-style-name="Standard">
      <style:text-properties style:font-name="Liberation Serif" fo:font-size="12pt" fo:font-style="normal" officeooo:rsid="005ccc0b" officeooo:paragraph-rsid="005ccc0b" style:font-size-asian="12pt" style:font-style-asian="normal" style:font-size-complex="12pt" style:font-style-complex="normal"/>
    </style:style>
    <style:style style:name="P64" style:family="paragraph" style:parent-style-name="Standard">
      <style:text-properties style:font-name="Liberation Serif" fo:font-size="12pt" fo:font-style="normal" officeooo:rsid="005d0bb1" officeooo:paragraph-rsid="005d0bb1" style:font-size-asian="12pt" style:font-style-asian="normal" style:font-size-complex="12pt" style:font-style-complex="normal"/>
    </style:style>
    <style:style style:name="P65" style:family="paragraph" style:parent-style-name="Standard">
      <style:text-properties style:font-name="Liberation Serif" fo:font-size="12pt" fo:font-style="normal" officeooo:rsid="00580a04" officeooo:paragraph-rsid="00580a04" style:font-size-asian="12pt" style:font-style-asian="normal" style:font-size-complex="12pt" style:font-style-complex="normal"/>
    </style:style>
    <style:style style:name="P66" style:family="paragraph" style:parent-style-name="Standard">
      <style:text-properties style:font-name="Liberation Serif" fo:font-size="12pt" fo:font-style="normal" officeooo:rsid="005f1414" officeooo:paragraph-rsid="005f1414" style:font-size-asian="12pt" style:font-style-asian="normal" style:font-size-complex="12pt" style:font-style-complex="normal"/>
    </style:style>
    <style:style style:name="P67" style:family="paragraph" style:parent-style-name="Standard">
      <style:text-properties style:font-name="Liberation Serif" fo:font-size="12pt" fo:font-style="normal" officeooo:rsid="005fc25f" officeooo:paragraph-rsid="005fc25f" style:font-size-asian="12pt" style:font-style-asian="normal" style:font-size-complex="12pt" style:font-style-complex="normal"/>
    </style:style>
    <style:style style:name="P68" style:family="paragraph" style:parent-style-name="Standard">
      <style:paragraph-properties style:line-height-at-least="0.198in"/>
      <style:text-properties fo:color="#6a9955" loext:opacity="100%" style:font-name="Droid Sans Mono" fo:font-size="10.5pt" fo:font-weight="normal" fo:background-color="#1f1f1f"/>
    </style:style>
    <style:style style:name="P69" style:family="paragraph" style:parent-style-name="Standard">
      <style:text-properties fo:color="#6a9955" loext:opacity="100%" style:font-name="Droid Sans Mono" fo:font-size="10.5pt" fo:font-style="normal" fo:font-weight="normal" officeooo:rsid="005f1414" officeooo:paragraph-rsid="005f1414" fo:background-color="#1f1f1f" style:font-size-asian="12pt" style:font-style-asian="normal" style:font-size-complex="12pt" style:font-style-complex="normal"/>
    </style:style>
    <style:style style:name="P70" style:family="paragraph" style:parent-style-name="Standard">
      <style:text-properties fo:font-size="20pt" fo:font-weight="bold" officeooo:rsid="0042b0c2" officeooo:paragraph-rsid="0042b0c2" style:font-size-asian="20pt" style:font-weight-asian="bold" style:font-size-complex="20pt" style:font-weight-complex="bold"/>
    </style:style>
    <style:style style:name="T1" style:family="text">
      <style:text-properties officeooo:rsid="00160df5"/>
    </style:style>
    <style:style style:name="T2" style:family="text">
      <style:text-properties officeooo:rsid="00175ba4"/>
    </style:style>
    <style:style style:name="T3" style:family="text">
      <style:text-properties officeooo:rsid="001af4bc"/>
    </style:style>
    <style:style style:name="T4" style:family="text">
      <style:text-properties officeooo:rsid="001e7bbf"/>
    </style:style>
    <style:style style:name="T5" style:family="text">
      <style:text-properties fo:color="#dcdcaa" loext:opacity="100%"/>
    </style:style>
    <style:style style:name="T6" style:family="text">
      <style:text-properties fo:color="#dcdcaa" loext:opacity="100%" style:font-name="Droid Sans Mono" fo:font-size="10.5pt" fo:font-weight="normal" fo:background-color="#1f1f1f" loext:char-shading-value="0"/>
    </style:style>
    <style:style style:name="T7" style:family="text">
      <style:text-properties fo:color="#9cdcfe" loext:opacity="100%"/>
    </style:style>
    <style:style style:name="T8" style:family="text">
      <style:text-properties fo:color="#9cdcfe" loext:opacity="100%" style:font-name="Droid Sans Mono" fo:font-size="10.5pt" fo:font-weight="normal" fo:background-color="#1f1f1f" loext:char-shading-value="0"/>
    </style:style>
    <style:style style:name="T9" style:family="text">
      <style:text-properties fo:color="#c586c0" loext:opacity="100%"/>
    </style:style>
    <style:style style:name="T10" style:family="text">
      <style:text-properties fo:color="#c586c0" loext:opacity="100%" style:font-name="Droid Sans Mono" fo:font-size="10.5pt" fo:font-weight="normal" fo:background-color="#1f1f1f" loext:char-shading-value="0"/>
    </style:style>
    <style:style style:name="T11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12" style:family="text">
      <style:text-properties officeooo:rsid="001d0825"/>
    </style:style>
    <style:style style:name="T13" style:family="text">
      <style:text-properties officeooo:rsid="0026d6b5"/>
    </style:style>
    <style:style style:name="T14" style:family="text">
      <style:text-properties officeooo:rsid="0028c2e2"/>
    </style:style>
    <style:style style:name="T15" style:family="text">
      <style:text-properties officeooo:rsid="002e7e57"/>
    </style:style>
    <style:style style:name="T16" style:family="text">
      <style:text-properties officeooo:rsid="00308c5c"/>
    </style:style>
    <style:style style:name="T17" style:family="text">
      <style:text-properties fo:color="#569cd6" loext:opacity="100%"/>
    </style:style>
    <style:style style:name="T18" style:family="text">
      <style:text-properties fo:color="#b5cea8" loext:opacity="100%"/>
    </style:style>
    <style:style style:name="T19" style:family="text">
      <style:text-properties officeooo:rsid="003d7b09"/>
    </style:style>
    <style:style style:name="T20" style:family="text">
      <style:text-properties officeooo:rsid="003e9148"/>
    </style:style>
    <style:style style:name="T21" style:family="text">
      <style:text-properties style:font-name="serif"/>
    </style:style>
    <style:style style:name="T22" style:family="text">
      <style:text-properties style:font-name="monospace"/>
    </style:style>
    <style:style style:name="T23" style:family="text">
      <style:text-properties officeooo:rsid="004df72c"/>
    </style:style>
    <style:style style:name="T24" style:family="text">
      <style:text-properties officeooo:rsid="004e6cc7"/>
    </style:style>
    <style:style style:name="T25" style:family="text">
      <style:text-properties officeooo:rsid="00514860"/>
    </style:style>
    <style:style style:name="T26" style:family="text">
      <style:text-properties officeooo:rsid="0052819d"/>
    </style:style>
    <style:style style:name="T27" style:family="text">
      <style:text-properties officeooo:rsid="0053b34d"/>
    </style:style>
    <style:style style:name="T28" style:family="text">
      <style:text-properties officeooo:rsid="0054e12b"/>
    </style:style>
    <style:style style:name="T29" style:family="text">
      <style:text-properties officeooo:rsid="0055c63a"/>
    </style:style>
    <style:style style:name="T30" style:family="text">
      <style:text-properties officeooo:rsid="00568ddf"/>
    </style:style>
    <style:style style:name="T31" style:family="text">
      <style:text-properties officeooo:rsid="005adaeb"/>
    </style:style>
    <style:style style:name="T32" style:family="text">
      <style:text-properties officeooo:rsid="005eb49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1</text:p>
      <text:p text:style-name="P1">a) f, ‘Hello’, this_is_it</text:p>
      <text:p text:style-name="P1">b) A, Paul, _</text:p>
      <text:p text:style-name="P1">c) X=a Y=b</text:p>
      <text:p text:style-name="P1">d) John=mary Mary=john</text:p>
      <text:p text:style-name="P1">e) false a(B, B) means that the second variable is the same as the first. When starting with 1 it won’t be able to change in the last bracket where the 100 stands.</text:p>
      <text:p text:style-name="P1">1.2</text:p>
      <text:p text:style-name="P1">a) false, because Y can’t be both 1 and 2 at the same time</text:p>
      <text:p text:style-name="P1">b) Y=c, because Y is matched to c and _ doesn’t have to be matched</text:p>
      <text:p text:style-name="P1">c) <text:span text:style-name="T1">One</text:span></text:p>
      <text:p text:style-name="P2">X = write(‘Two ‘) , because <text:span text:style-name="T2">it assigns a variable to X but prints one</text:span></text:p>
      <text:p text:style-name="P3">1.3</text:p>
      <text:p text:style-name="P3"/>
      <text:p text:style-name="P3"/>
      <text:p text:style-name="P4">CHAPTER 2 </text:p>
      <text:p text:style-name="P4">LISTS</text:p>
      <text:p text:style-name="P4">lists are enclosed in brackets.</text:p>
      <text:p text:style-name="P4">Empty []. [1, 2, a, 3]. [a, X, [], f(X,y)].</text:p>
      <text:p text:style-name="P4"/>
      <text:p text:style-name="P5">Use bar to focus on parts of the list. Before | elements of the list, after | there is another list.</text:p>
      <text:p text:style-name="P4"/>
      <text:p text:style-name="P6">Extracting the second element of the list [_, X | _ ]. → X = ….</text:p>
      <text:p text:style-name="P6">First element of the list is the head, <text:span text:style-name="T3">the</text:span> rest is the tail. Empty list does not have a head.</text:p>
      <text:p text:style-name="P6">Tail is always the list itself.</text:p>
      <text:p text:style-name="P6"/>
      <text:p text:style-name="P7">concat_lists/3 can concatenate two lists together: concat_lists( [1, 2, 3], [rob, steal, borrow], X)</text:p>
      <text:p text:style-name="P7">X = [ 1, 2, 3, rob, steal, borrow]</text:p>
      <text:p text:style-name="P7"/>
      <text:p text:style-name="P8">base case: do something with empty list</text:p>
      <text:p text:style-name="P8">recursive step: do something with the head and apply same predicate to the tail.</text:p>
      <text:p text:style-name="P8"/>
      <text:p text:style-name="P10">Append/3 : same as concat_lists</text:p>
      <text:p text:style-name="P10">length/2 : counts the length of a list</text:p>
      <text:p text:style-name="P10">reverse/2 : reverses order of list</text:p>
      <text:p text:style-name="P10">member/2 : test memebership of list. Can also backtrack who is member of list.</text:p>
      <text:p text:style-name="P10">Fail/0 : fail. Always returns false. Can be used to make loops by backtracking, same as using semicolon;</text:p>
      <text:p text:style-name="P10"/>
      <text:p text:style-name="P8"/>
      <text:p text:style-name="P9">EXERCISE</text:p>
      <text:p text:style-name="P9">write out example slide 15 <text:span text:style-name="T4">&amp; 18</text:span></text:p>
      <text:p text:style-name="P9"/>
      <text:p text:style-name="P12"><text:span text:style-name="T5">grandmother</text:span>(<text:span text:style-name="T7">Granny</text:span>, <text:span text:style-name="T7">Grandchild</text:span>) <text:span text:style-name="T9">:-</text:span></text:p>
      <text:p text:style-name="P11">parent(<text:span text:style-name="T7">Granny</text:span>, <text:span text:style-name="T7">Child</text:span>),</text:p>
      <text:p text:style-name="P11">parent(<text:span text:style-name="T7">Child</text:span>, <text:span text:style-name="T7">Grandchild</text:span>),</text:p>
      <text:p text:style-name="P11">female(<text:span text:style-name="T7">Granny</text:span>)<text:span text:style-name="T9">.</text:span></text:p>
      <text:p text:style-name="P11"/>
      <text:p text:style-name="P11"/>
      <text:p text:style-name="P15"><text:span text:style-name="T12"><text:s/></text:span><text:span text:style-name="T6">times</text:span><text:span text:style-name="T11">([], </text:span><text:span text:style-name="T8">Number2</text:span><text:span text:style-name="T11">, </text:span><text:span text:style-name="T8">Number2</text:span><text:span text:style-name="T11">)</text:span><text:span text:style-name="T10">.</text:span></text:p>
      <text:p text:style-name="P16"/>
      <text:p text:style-name="P16"/>
      <text:p text:style-name="P16"/>
      <text:p text:style-name="P17"><text:soft-page-break/>Bij false2</text:p>
      <text:p text:style-name="P13"/>
      <text:p text:style-name="P12"><text:span text:style-name="T5">write</text:span>(<text:span text:style-name="T7">Last</text:span>),</text:p>
      <text:p text:style-name="P11">write(=),</text:p>
      <text:p text:style-name="P11">write(<text:span text:style-name="T7">List2</text:span>)<text:span text:style-name="T9">.</text:span></text:p>
      <text:p text:style-name="P9"/>
      <text:p text:style-name="P18">College 3</text:p>
      <text:p text:style-name="P18">Arithmatics</text:p>
      <text:p text:style-name="P18"/>
      <text:p text:style-name="P18"/>
      <text:p text:style-name="P18">8 = 6+2 X</text:p>
      <text:p text:style-name="P18"/>
      <text:p text:style-name="P19">X = 3+1 , Y = X + 5.</text:p>
      <text:p text:style-name="P19">X =3+1, (not four)</text:p>
      <text:p text:style-name="P19">Y = 9.</text:p>
      <text:p text:style-name="P18"/>
      <text:p text:style-name="P18">8<text:span text:style-name="T13">+1 </text:span>=:= 6+<text:span text:style-name="T13">3</text:span> V</text:p>
      <text:p text:style-name="P18"/>
      <text:p text:style-name="P18">X is 6+2, X = 8 V</text:p>
      <text:p text:style-name="P19">Variables can only be used when they are defined.</text:p>
      <text:p text:style-name="P19"/>
      <text:p text:style-name="P19">Float: 8.0 is 3.5 + 4.5</text:p>
      <text:p text:style-name="P19">Integer: 8 is 3.5 + 4.5</text:p>
      <text:p text:style-name="P19"/>
      <text:p text:style-name="P20">sqrt(), square root</text:p>
      <text:p text:style-name="P20"/>
      <text:p text:style-name="P20">X is (10 mod 3) , x = 1 </text:p>
      <text:p text:style-name="P19"><text:s/><text:span text:style-name="T14">X is 5 ** 3 =125</text:span></text:p>
      <text:p text:style-name="P19"/>
      <text:p text:style-name="P19"><text:s/><text:span text:style-name="T14">slide 14 college 3</text:span></text:p>
      <text:p text:style-name="P19"/>
      <text:p text:style-name="P20">Upshot: don’t use is operator if checking for equality, but for evaluation and matching.</text:p>
      <text:p text:style-name="P20"/>
      <text:p text:style-name="P21">Match two expressions <text:s/>=</text:p>
      <text:p text:style-name="P21">evaluate and match <text:s text:c="7"/>is</text:p>
      <text:p text:style-name="P21">evaluate L&amp;R and match =:=</text:p>
      <text:p text:style-name="P21"/>
      <text:p text:style-name="P22">Chapter 4 Operators</text:p>
      <text:p text:style-name="P22"/>
      <text:p text:style-name="P23">prefix, before expression -7, </text:p>
      <text:p text:style-name="P23">infix, between expression 7+7</text:p>
      <text:p text:style-name="P23">postfix, after expression 7!</text:p>
      <text:p text:style-name="P23"/>
      <text:p text:style-name="P23">Some operators bind stronger: precedence. <text:span text:style-name="T15">Precedence between 0- 1200. <text:s/>The lower number binds stronger.</text:span></text:p>
      <text:p text:style-name="P24">Precedence of a term is the precedence of a principle operator. AKA the highest number, evaluated last.</text:p>
      <text:p text:style-name="P24"/>
      <text:p text:style-name="P25">Associativity to left right or none. 10-3 is left associative.</text:p>
      <text:p text:style-name="P25">Define associativity by patterns: </text:p>
      <text:p text:style-name="P25">xfx,, infix non associative</text:p>
      <text:p text:style-name="P25">yfx, infix left associative </text:p>
      <text:p text:style-name="P25">xfy, infix right associative</text:p>
      <text:p text:style-name="P25"><text:soft-page-break/>y= precedence less than or equal to operator(f) <text:span text:style-name="T16">=&lt;</text:span></text:p>
      <text:p text:style-name="P25">x= precedence strictly less than operator(f) &lt;</text:p>
      <text:p text:style-name="P25"/>
      <text:p text:style-name="P26">current_op(P, A, <text:s/>is)</text:p>
      <text:p text:style-name="P26">P= 700</text:p>
      <text:p text:style-name="P26">A= xfx</text:p>
      <text:p text:style-name="P26"/>
      <text:p text:style-name="P27">Overloading: Operators can have multiple meanings, (8-7 and -7) <text:s/></text:p>
      <text:p text:style-name="P23"/>
      <text:p text:style-name="P23">defining operator</text:p>
      <text:p text:style-name="P23">:- op(<text:span text:style-name="T16">500</text:span>, <text:span text:style-name="T16">x</text:span>f<text:span text:style-name="T16">x</text:span>, =)</text:p>
      <text:p text:style-name="P23"/>
      <text:p text:style-name="P28">=.. given compound term, it generates a list which contains the functor as the head and the arguments as the tail.</text:p>
      <text:p text:style-name="P28">loves(john, mary) =.. List</text:p>
      <text:p text:style-name="P28">List= [loves, john mary]</text:p>
      <text:p text:style-name="P29">Can also compose the other way around.</text:p>
      <text:p text:style-name="P29">Y=.. [X, a, b]</text:p>
      <text:p text:style-name="P29">Y= X(a, b)</text:p>
      <text:p text:style-name="P29"/>
      <text:p text:style-name="P14">:- <text:span text:style-name="T17">op</text:span>(<text:span text:style-name="T18">400</text:span>, xfy, bla)<text:span text:style-name="T9">.</text:span></text:p>
      <text:p text:style-name="P29"/>
      <text:p text:style-name="P29"/>
      <text:p text:style-name="P30">College 5</text:p>
      <text:p text:style-name="P30">Cuts</text:p>
      <text:p text:style-name="P30">whenever a cut is encountered, any choice point since matching the head are discarded.</text:p>
      <text:p text:style-name="P30"/>
      <text:p text:style-name="P31">Negation</text:p>
      <text:p text:style-name="P32">prolog fails to provide proof</text:p>
      <text:p text:style-name="P32">\+ goal succeeds if and only if goal fails</text:p>
      <text:p text:style-name="P32"/>
      <text:p text:style-name="P31">true If provably true, false if not known to be true</text:p>
      <text:p text:style-name="P32">Closed world assumption: we asume that everything that matters is described in a given prolog program. Nothing else exists or is true. Similar for any AI.</text:p>
      <text:p text:style-name="P32"/>
      <text:p text:style-name="P33">And: ,</text:p>
      <text:p text:style-name="P33">no: \+</text:p>
      <text:p text:style-name="P33">or: two rules same predicates, <text:s/>or ;</text:p>
      <text:p text:style-name="P34"/>
      <text:p text:style-name="P34">College 6</text:p>
      <text:p text:style-name="P34"/>
      <text:p text:style-name="P34">findall/3</text:p>
      <text:p text:style-name="P34">findall( Template, Goal, List)</text:p>
      <text:p text:style-name="P34">bagof/3 same as findall, but also gives <text:s/>different list for every variable not in the template.</text:p>
      <text:p text:style-name="P34">Setof/3 similar to bag of, but removes duplicate and orders lists.</text:p>
      <text:p text:style-name="P34"/>
      <text:p text:style-name="P36">Assert/1 adds clauses to knowledge base.</text:p>
      <text:p text:style-name="P36">retract/1 removes clause from knowledge base, <text:span text:style-name="T20">retractall/1 removes all clauses.</text:span></text:p>
      <text:p text:style-name="P36">predicates in use need to be declared dynamic first in order to use assert.</text:p>
      <text:p text:style-name="P36">If order of clauses matters, use asserta or assertz, asserta first, assertz last.</text:p>
      <text:p text:style-name="P36"/>
      <text:p text:style-name="P34"/>
      <text:p text:style-name="P36"><text:soft-page-break/>Tell/1, open output file, write will write into output file <text:span text:style-name="T19">only once said output file is closed.</text:span></text:p>
      <text:p text:style-name="P36">told/0, close current output file.</text:p>
      <text:p text:style-name="P38">Write/1 write into output</text:p>
      <text:p text:style-name="P36"/>
      <text:p text:style-name="P37">see/1 open input file, prolog will read from input file.</text:p>
      <text:p text:style-name="P37">seen/0 close input file.</text:p>
      <text:p text:style-name="P38">Read/1 read from input, only works with prolog terms, other files use get/1</text:p>
      <text:p text:style-name="P35"/>
      <text:p text:style-name="P34"/>
      <text:p text:style-name="P34"/>
      <text:p text:style-name="P34"/>
      <text:p text:style-name="P70">Deel 2</text:p>
      <text:p text:style-name="P39"/>
      <text:p text:style-name="P39">College 7</text:p>
      <text:p text:style-name="P34"/>
      <text:p text:style-name="P39">algorithm, finite set of instruction, list of instructions in natural languagee.</text:p>
      <text:p text:style-name="P39">Program, instructions in programming language</text:p>
      <text:p text:style-name="P39"/>
      <text:p text:style-name="P40"><text:span text:style-name="T21">relation</text:span> ⊑</text:p>
      <text:p text:style-name="P34"/>
      <text:p text:style-name="P39">knowing sorting is important in order to choose between sorting algorithms which is better suited to <text:s/>what problems.</text:p>
      <text:p text:style-name="P34"/>
      <text:p text:style-name="P40"><text:span text:style-name="T21">bubblesort:</text:span><text:line-break/><text:span text:style-name="T21">1. Go through the list until you find two</text:span><text:line-break/><text:span text:style-name="T21">elements next to each other that are</text:span><text:line-break/><text:span text:style-name="T21">ordered the wrong way round.</text:span><text:line-break/><text:span text:style-name="T21">2. Swap the two elements.</text:span><text:line-break/><text:span text:style-name="T21">3. Start again at the beginning of the list.</text:span></text:p>
      <text:p text:style-name="P40"/>
      <text:p text:style-name="P40"/>
      <text:p text:style-name="P41">Efficiency can be measured with : time, space, traffic and access.</text:p>
      <text:p text:style-name="P32"/>
      <text:p text:style-name="P59">Best case, simplest problem, worst case, most difficult problem, average case, typical difficulty</text:p>
      <text:p text:style-name="P59">usually focus on worst case complexity.</text:p>
      <text:p text:style-name="P59"/>
      <text:p text:style-name="P59">Big O notation</text:p>
      <text:p text:style-name="P60">when analysing complexity, small changes are ignored, big changes like changes in input are taken into account</text:p>
      <text:p text:style-name="P60"/>
      <text:p text:style-name="P60">F(n) precise complexity</text:p>
      <text:p text:style-name="P60"/>
      <text:p text:style-name="P42"><text:span text:style-name="T21">quicksort:</text:span><text:line-break/><text:span text:style-name="T21">select an arbitrary element</text:span> <text:span text:style-name="T22">X</text:span> <text:span text:style-name="T21">in the list; call it the</text:span> <text:span text:style-name="T21">pivot.</text:span><text:line-break/><text:span text:style-name="T21">Split the remaining elements into:</text:span><text:line-break/><text:tab/><text:span text:style-name="T21">a list</text:span> <text:span text:style-name="T22">Left</text:span> <text:span text:style-name="T21">containing all the elements preceding</text:span> <text:span text:style-name="T22">X</text:span><text:line-break/><text:span text:style-name="T21">(according to the ordering relation),</text:span><text:line-break/><text:tab/><text:span text:style-name="T21">and a list</text:span> <text:span text:style-name="T22">Right</text:span> <text:span text:style-name="T21">containing all the remaining elements.</text:span><text:line-break/><text:span text:style-name="T21">Sort</text:span> <text:span text:style-name="T22">Left</text:span> <text:span text:style-name="T21">and</text:span> <text:span text:style-name="T22">Right</text:span> <text:span text:style-name="T21">using quicksort (this is recursion!),</text:span><text:line-break/><text:span text:style-name="T21">resulting in</text:span> <text:span text:style-name="T22">SortedLeft</text:span> <text:span text:style-name="T21">and</text:span> <text:span text:style-name="T22">SortedRight</text:span><text:span text:style-name="T21">.</text:span><text:line-break/><text:soft-page-break/><text:span text:style-name="T21">Return the concatenation of</text:span><text:line-break/><text:span text:style-name="T22">SortedLeft</text:span><text:span text:style-name="T21">,</text:span> <text:span text:style-name="T22">[X]</text:span> <text:span text:style-name="T21">and</text:span> <text:span text:style-name="T22">SortedRight</text:span><text:span text:style-name="T21">.</text:span></text:p>
      <text:p text:style-name="P43"/>
      <text:p text:style-name="P43">College 8<text:line-break/><text:line-break/>State, problem specific, one state should be initial state.</text:p>
      <text:p text:style-name="P43">Move, given current state, what can be next state</text:p>
      <text:p text:style-name="P43">Goal, succeed in a specific state.</text:p>
      <text:p text:style-name="P43"/>
      <text:p text:style-name="P43"/>
      <text:p text:style-name="P43">Tree, all possible sequences of moves and states</text:p>
      <text:p text:style-name="P43">Nodes, a state</text:p>
      <text:p text:style-name="P43">root, the initial state</text:p>
      <text:p text:style-name="P43">edge, there is an edge between nodes if there is a legal move between them</text:p>
      <text:p text:style-name="P43">branch, every branch corresponds to a sequence of moves</text:p>
      <text:p text:style-name="P43"/>
      <text:p text:style-name="P43">Backtracking is essential to Depth-First Search(DFS). Prolog has backtracking prebuilt-in.</text:p>
      <text:p text:style-name="P43"/>
      <text:p text:style-name="P43"/>
      <text:p text:style-name="P44">Complexity of DFS</text:p>
      <text:p text:style-name="P44"/>
      <text:p text:style-name="P44">d is depth bound, parameter</text:p>
      <text:p text:style-name="P44">b is branching degree, all the possible moves that each state allows. Constant.</text:p>
      <text:p text:style-name="P44"/>
      <text:p text:style-name="P45">Worst case = O(b^d).</text:p>
      <text:p text:style-name="P45"/>
      <text:p text:style-name="P44"/>
      <text:p text:style-name="P46">College 9 </text:p>
      <text:p text:style-name="P46"/>
      <text:p text:style-name="P46"/>
      <text:p text:style-name="P46">Breadth first search (BFS), optimal, always finds a solution, but takes up a lot of memory, beacause it keeps a list of active paths. <text:span text:style-name="T23">Time complexity O(b^d). memory complexity O(b^d) which is worse than DFS</text:span></text:p>
      <text:p text:style-name="P46"/>
      <text:p text:style-name="P47">Iterative Deepening (IDS), optimal, always finds solution, less memory. <text:span text:style-name="T23">Memory complexity O(d). </text:span><text:span text:style-name="T24">Time complexity seems worse but is still O(b^d).</text:span></text:p>
      <text:p text:style-name="P47"/>
      <text:p text:style-name="P48">College 10</text:p>
      <text:p text:style-name="P48"/>
      <text:p text:style-name="P51">trivial heuristic: set every estimate to 0, perfect heuristic function: set every estiimate to reality, you don’t know it.</text:p>
      <text:p text:style-name="P48"/>
      <text:p text:style-name="P49"><text:span text:style-name="T28">admis</text:span><text:span text:style-name="T29">s</text:span><text:span text:style-name="T28">ible </text:span>heuristics, <text:span text:style-name="T28">allowed to underestimate not overestimate, because wrong answer will be found. </text:span></text:p>
      <text:p text:style-name="P49"/>
      <text:p text:style-name="P51">Example route planning is straight line as admissible heuristic or h(0), h(1) is straight line times 1.2 and is not admissible.</text:p>
      <text:p text:style-name="P48"/>
      <text:p text:style-name="P48"/>
      <text:p text:style-name="P48"/>
      <text:p text:style-name="P48">optimisation problem, every move has a cost, minimize cost. <text:span text:style-name="T25">Move(A, B, 7)</text:span></text:p>
      <text:p text:style-name="P48"/>
      <text:p text:style-name="P48"><text:soft-page-break/>best first search, <text:span text:style-name="T25">do the option with lowest cost first. </text:span><text:span text:style-name="T26">Not optimal, because lowest cost may look low cost but is costs more in actuality. It is also not complete, and can get stuck in infinite paths.</text:span></text:p>
      <text:p text:style-name="P48"/>
      <text:p text:style-name="P50">A* algorithm, g(x) actual cost, h(x) estimated cost. f(x) = g(x) + h(x). f(x) should always be minimized. <text:span text:style-name="T27">g(x) gets added with every step and h(x) is new estimate to new node.</text:span></text:p>
      <text:p text:style-name="P51">Worst case time complexity is same as BFS O(b^d). Memory also O(b^d).</text:p>
      <text:p text:style-name="P51"/>
      <text:p text:style-name="P52">college 11</text:p>
      <text:p text:style-name="P52"/>
      <text:p text:style-name="P52">adverserial search</text:p>
      <text:p text:style-name="P52">playing against an opponent, search space is defined by legal moves</text:p>
      <text:p text:style-name="P52"/>
      <text:p text:style-name="P52">two players</text:p>
      <text:p text:style-name="P52">perfect information games, all the <text:span text:style-name="T30">relevant </text:span>information is on the board</text:p>
      <text:p text:style-name="P52">zero-sum, when X wins, Y loses. <text:span text:style-name="T30">x is outcome, u-(x) + u+(x) = 0 for all x.</text:span></text:p>
      <text:p text:style-name="P52"/>
      <text:p text:style-name="P52">state space representation</text:p>
      <text:p text:style-name="P54">state representation: board configuration, player to move next</text:p>
      <text:p text:style-name="P55">initial state</text:p>
      <text:p text:style-name="P55">moves, given current state find next</text:p>
      <text:p text:style-name="P55">terminal states, and their values. When game ends and who wins</text:p>
      <text:p text:style-name="P53"/>
      <text:p text:style-name="P55">other predicate, give name of other player</text:p>
      <text:p text:style-name="P55">value predicate, player has associated value</text:p>
      <text:p text:style-name="P55"/>
      <text:p text:style-name="P55">initial((Board, max)):- <text:s text:c="6"/>% max always starts</text:p>
      <text:p text:style-name="P55"><text:tab/>Board = [empty]</text:p>
      <text:p text:style-name="P55"/>
      <text:p text:style-name="P56">move, defines legal moves, is not intelligent</text:p>
      <text:p text:style-name="P56"/>
      <text:p text:style-name="P56">terminal, defines end of game and assigns value to that state: either player wins(+1, -1), or draw(0).</text:p>
      <text:p text:style-name="P56"/>
      <text:p text:style-name="P57">Minimax algorithm</text:p>
      <text:p text:style-name="P57">alternatingly, look for minimum or maximum. Max looks for maximum <text:span text:style-name="T31">child in tree</text:span>, min looks for minimum <text:span text:style-name="T31">child</text:span>.</text:p>
      <text:p text:style-name="P61"/>
      <text:p text:style-name="P61">Given a <text:span text:style-name="T31">finite</text:span> game tree, the root of which is the current state and the leaves are terminal states, the minimax algorithm uses backward recursion to compute a value for every state in the tree:<text:line-break/>- If 𝑥 is a terminal state, the value of 𝑥 is defined by the game.<text:line-break/>- If 𝑥 is a state in which it is Max’s turn to move, then the value of 𝑥 is the maximum of the values of the children of 𝑥.<text:line-break/>- If 𝑥 is a state in which it is Mindy’s turn to move, then the value of 𝑥 is the minimum of the values of the children of 𝑥.</text:p>
      <text:p text:style-name="P61"/>
      <text:p text:style-name="P62">eval(state, value), given state return value</text:p>
      <text:p text:style-name="P62">maxeval(states, state, value) given list of states, find state with max value and return it</text:p>
      <text:p text:style-name="P62"/>
      <text:p text:style-name="P63">time &amp; space complexity O(b^d).</text:p>
      <text:p text:style-name="P63"/>
      <text:p text:style-name="P64">alphabeta(([[3], [5], [7]], max), RecommendedMove).</text:p>
      <text:p text:style-name="P56"/>
      <text:p text:style-name="P56"/>
      <text:p text:style-name="P58"><text:soft-page-break/>College 12</text:p>
      <text:p text:style-name="P58">Alpha beta and heuristic evaluation</text:p>
      <text:p text:style-name="P58"/>
      <text:p text:style-name="P55"/>
      <text:p text:style-name="P65">𝑣𝑥 = 𝑣∗𝑥 if 𝛼<text:span text:style-name="T32">a</text:span>𝑥 ≤ 𝑣∗𝑥 ≤ 𝛽<text:span text:style-name="T32">B</text:span>𝑥 (so: precise if within critical interval)<text:line-break/>𝑣𝑥 = 𝛼<text:span text:style-name="T32">a</text:span>𝑥 if 𝑣∗𝑥 &lt; 𝛼<text:span text:style-name="T32">a</text:span>𝑥 ≤ 𝛽<text:span text:style-name="T32">B</text:span>𝑥 (so: low default for very low values)<text:line-break/>𝑣𝑥 = 𝛽<text:span text:style-name="T32">B</text:span>𝑥 if 𝛼<text:span text:style-name="T32">a</text:span>𝑥 ≤ 𝛽<text:span text:style-name="T32">B</text:span>𝑥 &lt; 𝑣∗𝑥 (so: high default for very high values)</text:p>
      <text:p text:style-name="P65"/>
      <text:p text:style-name="P66">minimax is essentially DFS, space complexity is O(d), Time is O(b^d).</text:p>
      <text:p text:style-name="P66"/>
      <text:p text:style-name="P66"/>
      <text:p text:style-name="P69">%terminal((Board, Player), Value):-</text:p>
      <text:p text:style-name="P68">%Board = [[0],[0],[0]],</text:p>
      <text:p text:style-name="P68">%value(Player, Value).</text:p>
      <text:p text:style-name="P66"/>
      <text:p text:style-name="P66"/>
      <text:p text:style-name="P67">[[1],[1],[1],[1],[1]]</text:p>
      <text:p text:style-name="P67">[[5]]</text:p>
      <text:p text:style-name="P67">[[2],[2],[2],[2],[2]]</text:p>
      <text:p text:style-name="P67">[[5],[5]]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15:43:05.036222169</meta:creation-date>
    <meta:generator>LibreOffice/7.3.7.2$Linux_X86_64 LibreOffice_project/30$Build-2</meta:generator>
    <dc:date>2023-11-07T21:34:39.856932919</dc:date>
    <meta:editing-duration>P2DT1H27M25S</meta:editing-duration>
    <meta:editing-cycles>24</meta:editing-cycles>
    <meta:document-statistic meta:table-count="0" meta:image-count="0" meta:object-count="0" meta:page-count="7" meta:paragraph-count="184" meta:word-count="1624" meta:character-count="9315" meta:non-whitespace-character-count="7840"/>
  </office:meta>
</office:document-meta>
</file>